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5pt" style:text-underline-style="solid" style:text-underline-width="auto" style:text-underline-color="font-color" style:font-size-asian="15pt" style:font-size-complex="15pt"/>
    </style:style>
    <style:style style:name="P2" style:family="paragraph" style:parent-style-name="Standard" style:list-style-name="L1"/>
    <style:style style:name="P3" style:family="paragraph" style:parent-style-name="Standard" style:list-style-name="L2"/>
    <style:style style:name="P4" style:family="paragraph" style:parent-style-name="Standard" style:list-style-name="L3"/>
    <style:style style:name="P5" style:family="paragraph" style:parent-style-name="Standard" style:list-style-name="L4"/>
    <style:style style:name="P6" style:family="paragraph" style:parent-style-name="Standard" style:list-style-name="L5"/>
    <style:style style:name="P7" style:family="paragraph" style:parent-style-name="Standard" style:list-style-name="L7"/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15cm" fo:text-indent="-0.635cm" fo:margin-left="2.51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cm" fo:text-indent="-0.635cm" fo:margin-left="3.1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85cm" fo:text-indent="-0.635cm" fo:margin-left="3.78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cm" fo:text-indent="-0.635cm" fo:margin-left="4.42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55cm" fo:text-indent="-0.635cm" fo:margin-left="5.05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cm" fo:text-indent="-0.635cm" fo:margin-left="5.6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25cm" fo:text-indent="-0.635cm" fo:margin-left="6.32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cm" fo:text-indent="-0.635cm" fo:margin-left="6.9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595cm" fo:text-indent="-0.635cm" fo:margin-left="7.59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cm" fo:text-indent="-0.635cm" fo:margin-left="8.23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pache Storm Setup</text:p>
      <text:p text:style-name="Standard"/>
      <text:p text:style-name="Standard">To setup a Apache Storm cluster you need to go over 4 steps:</text:p>
      <text:list xml:id="list6441654348769156126" text:style-name="L1">
        <text:list-item>
          <text:p text:style-name="P2">Setup a Zookeeper Cluster (/Server)</text:p>
        </text:list-item>
        <text:list-item>
          <text:p text:style-name="P2">Install dependencies on the Nimbus and Supervisor nodes</text:p>
        </text:list-item>
        <text:list-item>
          <text:p text:style-name="P2">Download and configure Storm on Nimbus and Supervisor nodes</text:p>
        </text:list-item>
        <text:list-item>
          <text:p text:style-name="P2">Launching the node processes under supervision</text:p>
        </text:list-item>
      </text:list>
      <text:p text:style-name="Standard"/>
      <text:list xml:id="list493559680632579524" text:style-name="L2">
        <text:list-item>
          <text:p text:style-name="P3">Depending on how big your Storm Cluster will be you have to determine the number of Supervisor nodes you want to use. In cases of small cluster you can have a Zookeeper cluster which consists of only one Zookeeper server.</text:p>
          <text:p text:style-name="P3">The download can be found here:</text:p>
        </text:list-item>
        <text:list-item>
          <text:p text:style-name="P3">The dependencies for running the Supervisor client / Nimbus server are:</text:p>
        </text:list-item>
      </text:list>
      <text:list xml:id="list7257158890968457345" text:style-name="L3">
        <text:list-item>
          <text:p text:style-name="P4">Java 6</text:p>
        </text:list-item>
        <text:list-item>
          <text:p text:style-name="P4">Python 2.6.6</text:p>
        </text:list-item>
      </text:list>
      <text:p text:style-name="Standard"><text:tab/>Hint: While we were setting up our cluster we used the latest versions of Java and Python 2 <text:tab/>and everything worked just fine.</text:p>
      <text:list xml:id="list7590470762324587157" text:style-name="L4">
        <text:list-item>
          <text:p text:style-name="P5">After installing dependencies you have to download Apache Storm onto your Nimbus</text:p>
          <text:p text:style-name="P5">and your Supervisor machines.</text:p>
        </text:list-item>
      </text:list>
      <text:p text:style-name="Standard"><text:tab/>Additionaly you have to type in the ip or hostname of the Nimbus server in the config file <text:tab/>which lies in apache-storm\conf\storm.yaml so that you Supervisors can find the Nimbus <text:tab/>Server.</text:p>
      <text:p text:style-name="Standard"><text:tab/>The Nimbus server itself does not have any information about the Supervisor clients which <text:tab/>will be connected to him.</text:p>
      <text:list xml:id="list6864448838700358767" text:style-name="L5">
        <text:list-item>
          <text:p text:style-name="P6">For the last step we want to have a software which is launching our Nimbus / Supervisor / Zookeeper clients under supervision. This means that everytime they crash, they will be restarted immediately. This is most important for Zookeeper server which is exiting after every exception.</text:p>
        </text:list-item>
      </text:list>
      <text:p text:style-name="Standard"><text:tab/>Possible supervisor software:</text:p>
      <text:list xml:id="list3070913021083774491" text:style-name="L7">
        <text:list-item>
          <text:p text:style-name="P7"><text:a xlink:type="simple" xlink:href="http://supervisord.org/" text:style-name="Internet_20_link" text:visited-style-name="Visited_20_Internet_20_Link">http://supervisord.org/</text:a></text:p>
        </text:list-item>
      </text:list>
      <text:p text:style-name="Standard"><text:tab/>More information on how to setup the supervisor can be found here: <text:a xlink:type="simple" xlink:href="http://www.michael-noll.com/tutorials/running-multi-node-storm-cluster/#running-storm-daemons-under-supervision" text:style-name="Internet_20_link" text:visited-style-name="Visited_20_Internet_20_Link">Link</text:a></text:p>
      <text:p text:style-name="Standard"><text:tab/></text:p>
      <text:p text:style-name="Standard">Quelle: <text:a xlink:type="simple" xlink:href="http://www.michael-noll.com/tutorials/running-multi-node-storm-cluster/" text:style-name="Internet_20_link" text:visited-style-name="Visited_20_Internet_20_Link">http://www.michael-noll.com/tutorials/running-multi-node-storm-cluster/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H43M1S</meta:editing-duration>
    <meta:editing-cycles>9</meta:editing-cycles>
    <meta:generator>OpenOffice/4.1.1$Win32 OpenOffice.org_project/411m6$Build-9775</meta:generator>
    <dc:date>2015-12-04T14:28:49.75</dc:date>
    <dc:creator>Philipp Oldenburg</dc:creator>
    <meta:document-statistic meta:table-count="0" meta:image-count="0" meta:object-count="0" meta:page-count="1" meta:paragraph-count="22" meta:word-count="270" meta:character-count="1658"/>
    <meta:user-defined meta:name="Info 1"/>
    <meta:user-defined meta:name="Info 2"/>
    <meta:user-defined meta:name="Info 3"/>
    <meta:user-defined meta:name="Info 4"/>
  </office:meta>
</office:document-meta>
</file>